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4.0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709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n_pipeline_integrating_4_samples.R</text:p>
          </table:table-cell>
          <table:table-cell table:style-name="ce4" office:value-type="string" calcext:value-type="string">
            <text:p>Run the scRNA-seq pipeline: starting from the output of CellRanger (count matrix, features + barcodes matrices), we perform downstream analysis which consists of: quality control, ambient RNA contamination estimate, doublet detection, filtering, dimensional reduction, integragion…</text:p>
          </table:table-cell>
          <table:table-cell table:style-name="ce4" office:value-type="string" calcext:value-type="string">
            <text:p>CITESeq data, needs some more modifications in the normal src.</text:p>
          </table:table-cell>
          <table:table-cell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0_import_libraries.R</text:p>
          </table:table-cell>
          <table:table-cell table:style-name="ce4" office:value-type="string" calcext:value-type="string">
            <text:p>import all libraries/packages 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0_helper_functions.R</text:p>
          </table:table-cell>
          <table:table-cell table:style-name="ce4" office:value-type="string" calcext:value-type="string">
            <text:p>store all helper functions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1_main_data_analysis_TSNE.Rmd</text:p>
          </table:table-cell>
          <table:table-cell table:style-name="ce4" office:value-type="string" calcext:value-type="string">
            <text:p>Rmarkdown file: Main data analysis reports. Using TSNE as the main dimensional reduction method</text:p>
          </table:table-cell>
          <table:table-cell table:style-name="ce6" table:number-columns-spanned="1" table:number-rows-spanned="2"/>
          <table:table-cell table:number-columns-repeated="102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1_main_data_analysis_UMAP.Rmd</text:p>
          </table:table-cell>
          <table:table-cell table:style-name="ce4" office:value-type="string" calcext:value-type="string">
            <text:p>Same as above, but here we use UMAP. </text:p>
          </table:table-cell>
          <table:covered-table-cell table:style-name="ce4"/>
          <table:table-cell table:number-columns-repeated="1020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02_pathway_analysis_GSEA_LV_vs_PV.Rmd</text:p>
          </table:table-cell>
          <table:table-cell table:style-name="ce4" office:value-type="string" calcext:value-type="string">
            <text:p>Perform pathway analysis / GSEA for DE genes found in the comparison of LV vs PV (all LV vs all PV, LV20 vs PV20, LV21 vs PV21)</text:p>
          </table:table-cell>
          <table:table-cell table:style-name="ce4"/>
          <table:table-cell table:number-columns-repeated="1020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02_pathway_analysis_GSEA_DC1_vs_DC2.Rmd</text:p>
          </table:table-cell>
          <table:table-cell table:style-name="ce4" office:value-type="string" calcext:value-type="string">
            <text:p>Similarly, pathway analysis for DE genes found in DC1 vs DC2 (all LV. All PV, LV20, LV21, PV20, PV21)</text:p>
          </table:table-cell>
          <table:table-cell table:style-name="ce4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4:12:39.297177002</meta:creation-date>
    <dc:date>2023-01-09T14:27:54.336177856</dc:date>
    <meta:editing-duration>PT15M6S</meta:editing-duration>
    <meta:editing-cycles>18</meta:editing-cycles>
    <meta:generator>LibreOffice/6.4.7.2$Linux_X86_64 LibreOffice_project/40$Build-2</meta:generator>
    <meta:document-statistic meta:table-count="1" meta:cell-count="26" meta:object-count="0"/>
  </office:meta>
</office:document-meta>
</file>